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F3EFCE84.png" manifest:media-type="image/png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1" style:family="paragraph"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<text:span text:style-name="T3">What</text:span> it is?</text:p>
              </text:list-item>
              <text:list-item>
                <text:p>Minimal Core</text:p>
              </text:list-item>
              <text:list-item>
                <text:p><text:span text:style-name="T3">Components</text:span></text:p>
              </text:list-item>
              <text:list-item>
                <text:p>Plugin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What it is?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ponent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dddddd" fo:font-size="18pt" style:font-size-asian="18pt" style:font-size-complex="18pt"/>
    </style:style>
    <style:style style:name="MP6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24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8cm" svg:height="1.085cm" svg:x="7.766cm" svg:y="14.315cm" presentation:class="footer">
        <draw:text-box>
          <text:p text:style-name="MP3"><text:span text:style-name="MT3">©</text:span><text:span text:style-name="MT4"> </text:span><text:span text:style-name="MT2">Красимир Беров (Krasimir Berov), YAPC::Europe 2014, Sofia, Bulgaria</text:span><text:span text:style-name="MT2"><text:line-break/></text:span><text:span text:style-name="MT2">http://i-can.eu </text:span></text:p>
        </draw:text-box>
      </draw:frame>
      <draw:frame presentation:style-name="Mpr1" draw:text-style-name="MP2" draw:layer="backgroundobjects" svg:width="6.523cm" svg:height="1.085cm" svg:x="20.075cm" svg:y="14.34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5" draw:layer="backgroundobjects" svg:width="21.567cm" svg:height="1cm" svg:x="5.983cm" svg:y="0cm">
        <draw:text-box>
          <text:p text:style-name="MP4"><text:span text:style-name="MT5">ⰀⰁⰂⰃⰄⰅⰆⰇⰈⰉⰊⰋⰌⰍⰎⰏⰐⰑⰒⰓⰔⰕⰖⰗⰘⰙⰚⰛⰜⰝⰞⰟⰠⰡⰣⰤⰥⰦⰧⰨⰩⰪⰮ</text:span></text:p>
        </draw:text-box>
      </draw:frame>
      <draw:frame draw:style-name="Mgr5" draw:text-style-name="MP6" draw:layer="backgroundobjects" svg:width="1.874cm" svg:height="8.951cm" svg:x="0.6cm" svg:y="3.816cm">
        <draw:text-box>
          <text:p><text:span text:style-name="MT6">АБ</text:span></text:p>
          <text:p><text:span text:style-name="MT6">ВГ</text:span></text:p>
          <text:p><text:span text:style-name="MT6">ДЕ</text:span></text:p>
          <text:p><text:span text:style-name="MT6">ЖЗ</text:span></text:p>
          <text:p><text:span text:style-name="MT6">ИЙ</text:span></text:p>
          <text:p><text:span text:style-name="MT6">КЛ</text:span></text:p>
          <text:p><text:span text:style-name="MT6">МН</text:span></text:p>
          <text:p><text:span text:style-name="MT6">ОП</text:span></text:p>
          <text:p><text:span text:style-name="MT6">РС</text:span></text:p>
          <text:p><text:span text:style-name="MT6">ТУ</text:span></text:p>
          <text:p><text:span text:style-name="MT6">ФХ</text:span></text:p>
          <text:p><text:span text:style-name="MT6">ЦЧ</text:span></text:p>
          <text:p><text:span text:style-name="MT6">ШЩ</text:span></text:p>
          <text:p><text:span text:style-name="MT6">ЪЬ</text:span></text:p>
          <text:p><text:span text:style-name="MT6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7-12T14:33:53.075801630</dc:date>
    <meta:editing-duration>PT1H29M26S</meta:editing-duration>
    <meta:editing-cycles>7</meta:editing-cycles>
    <meta:generator>LibreOffice/4.2.4.2$Linux_X86_64 LibreOffice_project/420m0$Build-2</meta:generator>
    <meta:document-statistic meta:object-count="64"/>
  </office:meta>
</office:document-meta>
</file>